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erif"/>
    <style:font-face style:name="Calibri" svg:font-family="Calibri"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start" style:justify-single-word="false" fo:text-indent="0cm" style:auto-text-indent="false"/>
    </style:style>
    <style:style style:name="T1" style:family="text">
      <style:text-properties fo:color="#000000" style:font-name="Times New Roman" fo:language="none" fo:country="none"/>
    </style:style>
    <style:style style:name="T2" style:family="text">
      <style:text-properties style:font-name="Times New Roman"/>
    </style:style>
    <style:style style:name="T3" style:family="text">
      <style:text-properties style:font-name="Times New Roman" fo:language="none" fo:country="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Lamour KH, Mudge J, Gobena D, Hurtado-Gonzales OP, Schmutz J, Kuo A, Miller NA, Rice BJ, Raffaele S, Cano L, Bharti AK, Donahoo RS, Finley S, Huitema E, Hulvey J, Platt D, Salamov A, Savidor A, Sharma R, Stam R, Storey D, Thines M, Win J, Haas BJ, Dinwiddie DL, Jenkins J, Knight JR, Affourtit JP, Han CS, Chertkov O, Lindquist EA, Detter</text:span>  C, Grigoriev IV, Kamoun S, Kingsmore SF (2012)  <text:a xlink:type="simple" xlink:href="http://apsjournals.apsnet.org/doi/abs/10.1094/MPMI-02-12-0028-R?url_ver=Z39.88-2003&amp;rfr_id=ori:rid:crossref.org&amp;rfr_dat=cr_pub%3Dpubmed"><text:span text:style-name="T3">Genome sequencing and mapping reveal loss of heterozygosity as a mechanism for rapid adaptation in the vegetable pathogen </text:span></text:a><text:a xlink:type="simple" xlink:href="http://apsjournals.apsnet.org/doi/abs/10.1094/MPMI-02-12-0028-R?url_ver=Z39.88-2003&amp;rfr_id=ori:rid:crossref.org&amp;rfr_dat=cr_pub%3Dpubmed"><text:span text:style-name="Emphasis"><text:span text:style-name="T3">Phytophthora capsici</text:span></text:span></text:a><text:span text:style-name="T3">. </text:span><text:span text:style-name="Strong_20_Emphasis"><text:span text:style-name="Emphasis"><text:span text:style-name="T3">Mol Plant Microbe Interact</text:span></text:span></text:span><text:span text:style-name="Strong_20_Emphasis"><text:span text:style-name="Emphasis"><text:span text:style-name="T2">.</text:span></text:span></text:span><text:span text:style-name="T3">2012 Jun 20. [Epub ahead of pri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erif"/>
    <style:font-face style:name="Calibri" svg:font-family="Calibri"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4:48:51.037000000</meta:creation-date>
    <dc:date>2014-01-23T14:49:28.252000000</dc:date>
    <meta:editing-duration>P0D</meta:editing-duration>
    <meta:editing-cycles>1</meta:editing-cycles>
    <meta:document-statistic meta:table-count="0" meta:image-count="0" meta:object-count="0" meta:page-count="1" meta:paragraph-count="1" meta:word-count="101" meta:character-count="593" meta:non-whitespace-character-count="491"/>
    <meta:generator>LibreOffice/4.1.3.2$Windows_x86 LibreOffice_project/70feb7d99726f064edab4605a8ab840c50ec57a</meta:generator>
  </office:meta>
</office:document-meta>
</file>